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4" style:family="table-column">
      <style:table-column-properties fo:break-before="auto" style:column-width="3.909cm"/>
    </style:style>
    <style:style style:name="co5" style:family="table-column">
      <style:table-column-properties fo:break-before="auto" style:column-width="3.526cm"/>
    </style:style>
    <style:style style:name="co2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66"/>
    </style:style>
    <style:style style:name="ce2" style:family="table-cell" style:parent-style-name="Default">
      <style:text-properties fo:color="#ff0000"/>
    </style:style>
  </office:automatic-styles>
  <office:body>
    <office:spreadsheet>
      <table:table table:name="Result" table:style-name="ta1"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dataset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oga</text:p>
          </table:table-cell>
          <table:table-cell office:value-type="string">
            <text:p>kernel</text:p>
          </table:table-cell>
          <table:table-cell office:value-type="string">
            <text:p>val_acc(%)</text:p>
          </table:table-cell>
          <table:table-cell office:value-type="string">
            <text:p>test_acc(%)</text:p>
          </table:table-cell>
          <table:table-cell office:value-type="string">
            <text:p>time(s)</text:p>
          </table:table-cell>
        </table:table-row>
        <table:table-row table:style-name="ro1">
          <table:table-cell/>
          <table:table-cell office:value-type="string">
            <text:p>RV</text:p>
          </table:table-cell>
          <table:table-cell office:value-type="float" office:value="76.0331">
            <text:p>76.0331</text:p>
          </table:table-cell>
          <table:table-cell office:value-type="float" office:value="72.9667">
            <text:p>72.9667</text:p>
          </table:table-cell>
          <table:table-cell office:value-type="float" office:value="324.5">
            <text:p>324.5</text:p>
          </table:table-cell>
        </table:table-row>
        <table:table-row table:style-name="ro1">
          <table:table-cell/>
          <table:table-cell office:value-type="string">
            <text:p>AR</text:p>
          </table:table-cell>
          <table:table-cell office:value-type="float" office:value="68.595">
            <text:p>68.595</text:p>
          </table:table-cell>
          <table:table-cell office:value-type="float" office:value="70.7">
            <text:p>70.7</text:p>
          </table:table-cell>
          <table:table-cell office:value-type="float" office:value="7055.5">
            <text:p>7055.5</text:p>
          </table:table-cell>
        </table:table-row>
        <table:table-row table:style-name="ro1">
          <table:table-cell/>
          <table:table-cell office:value-type="string">
            <text:p>KL</text:p>
          </table:table-cell>
          <table:table-cell office:value-type="float" office:value="54.5455">
            <text:p>54.5455</text:p>
          </table:table-cell>
          <table:table-cell office:value-type="float" office:value="53.5667">
            <text:p>53.5667</text:p>
          </table:table-cell>
          <table:table-cell office:value-type="float" office:value="7319.9">
            <text:p>7319.9</text:p>
          </table:table-cell>
        </table:table-row>
        <table:table-row table:style-name="ro1">
          <table:table-cell/>
          <table:table-cell office:value-type="string">
            <text:p>DACO</text:p>
          </table:table-cell>
          <table:table-cell office:value-type="float" office:value="54.545455">
            <text:p>54.545455</text:p>
          </table:table-cell>
          <table:table-cell office:value-type="float" office:value="53.633333">
            <text:p>53.633333</text:p>
          </table:table-cell>
          <table:table-cell office:value-type="float" office:value="703648.7">
            <text:p>703648.7</text:p>
          </table:table-cell>
        </table:table-row>
        <table:table-row table:style-name="ro1">
          <table:table-cell office:value-type="string">
            <text:p>WordsSynonyms(L:275)</text:p>
          </table:table-cell>
          <table:table-cell office:value-type="string">
            <text:p>kernel</text:p>
          </table:table-cell>
          <table:table-cell office:value-type="string">
            <text:p>val_acc(%)</text:p>
          </table:table-cell>
          <table:table-cell office:value-type="string">
            <text:p>test_acc(%)</text:p>
          </table:table-cell>
          <table:table-cell office:value-type="string">
            <text:p>time(s)</text:p>
          </table:table-cell>
        </table:table-row>
        <table:table-row table:style-name="ro1">
          <table:table-cell/>
          <table:table-cell office:value-type="string">
            <text:p>RV</text:p>
          </table:table-cell>
          <table:table-cell office:value-type="float" office:value="27.826">
            <text:p>27.826</text:p>
          </table:table-cell>
          <table:table-cell office:value-type="float" office:value="30.878">
            <text:p>30.878</text:p>
          </table:table-cell>
          <table:table-cell office:value-type="float" office:value="67.5">
            <text:p>67.5</text:p>
          </table:table-cell>
        </table:table-row>
        <table:table-row table:style-name="ro1">
          <table:table-cell/>
          <table:table-cell office:value-type="string">
            <text:p>AR</text:p>
          </table:table-cell>
          <table:table-cell office:value-type="float" office:value="39.1204">
            <text:p>39.1204</text:p>
          </table:table-cell>
          <table:table-cell office:value-type="float" office:value="34.7962">
            <text:p>34.7962</text:p>
          </table:table-cell>
          <table:table-cell office:value-type="float" office:value="670.1">
            <text:p>670.1</text:p>
          </table:table-cell>
        </table:table-row>
        <table:table-row table:style-name="ro1">
          <table:table-cell/>
          <table:table-cell office:value-type="string">
            <text:p>KL</text:p>
          </table:table-cell>
          <table:table-cell office:value-type="float" office:value="22.6087">
            <text:p>22.6087</text:p>
          </table:table-cell>
          <table:table-cell office:value-type="float" office:value="24.4514">
            <text:p>24.4514</text:p>
          </table:table-cell>
          <table:table-cell office:value-type="float" office:value="1127.2">
            <text:p>1127.2</text:p>
          </table:table-cell>
        </table:table-row>
        <table:table-row table:style-name="ro1">
          <table:table-cell/>
          <table:table-cell office:value-type="string">
            <text:p>DAC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ymbols(L:398)</text:p>
          </table:table-cell>
          <table:table-cell office:value-type="string">
            <text:p>kernel</text:p>
          </table:table-cell>
          <table:table-cell office:value-type="string">
            <text:p>val_acc(%)</text:p>
          </table:table-cell>
          <table:table-cell office:value-type="string">
            <text:p>test_acc(%)</text:p>
          </table:table-cell>
          <table:table-cell office:value-type="string">
            <text:p>time(s)</text:p>
          </table:table-cell>
        </table:table-row>
        <table:table-row table:style-name="ro1">
          <table:table-cell/>
          <table:table-cell office:value-type="string">
            <text:p>RV</text:p>
          </table:table-cell>
          <table:table-cell office:value-type="float" office:value="64.2857">
            <text:p>64.2857</text:p>
          </table:table-cell>
          <table:table-cell office:value-type="float" office:value="66.6332">
            <text:p>66.6332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string">
            <text:p>AR</text:p>
          </table:table-cell>
          <table:table-cell office:value-type="float" office:value="92.8571">
            <text:p>92.8571</text:p>
          </table:table-cell>
          <table:table-cell office:value-type="float" office:value="79.8995">
            <text:p>79.8995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/>
          <table:table-cell office:value-type="string">
            <text:p>KL</text:p>
          </table:table-cell>
          <table:table-cell office:value-type="float" office:value="71.4286">
            <text:p>71.4286</text:p>
          </table:table-cell>
          <table:table-cell office:value-type="float" office:value="70.7538">
            <text:p>70.7538</text:p>
          </table:table-cell>
          <table:table-cell office:value-type="float" office:value="183.9">
            <text:p>183.9</text:p>
          </table:table-cell>
        </table:table-row>
        <table:table-row table:style-name="ro1">
          <table:table-cell/>
          <table:table-cell office:value-type="string">
            <text:p>DACO</text:p>
          </table:table-cell>
          <table:table-cell office:value-type="float" office:value="28.571429">
            <text:p>28.571429</text:p>
          </table:table-cell>
          <table:table-cell office:value-type="float" office:value="17.386935">
            <text:p>17.386935</text:p>
          </table:table-cell>
          <table:table-cell office:value-type="float" office:value="15212.9">
            <text:p>15212.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StarLightCurves(L:1024)</text:p>
          </table:table-cell>
          <table:table-cell office:value-type="string">
            <text:p>kernel</text:p>
          </table:table-cell>
          <table:table-cell office:value-type="string">
            <text:p>val_acc(%)</text:p>
          </table:table-cell>
          <table:table-cell office:value-type="string">
            <text:p>test_acc(%)</text:p>
          </table:table-cell>
          <table:table-cell office:value-type="string">
            <text:p>time(s)</text:p>
          </table:table-cell>
        </table:table-row>
        <table:table-row table:style-name="ro1">
          <table:table-cell/>
          <table:table-cell office:value-type="string">
            <text:p>RV</text:p>
          </table:table-cell>
          <table:table-cell office:value-type="float" office:value="91.2718">
            <text:p>91.2718</text:p>
          </table:table-cell>
          <table:table-cell office:value-type="float" office:value="94.6697">
            <text:p>94.6697</text:p>
          </table:table-cell>
          <table:table-cell office:value-type="float" office:value="2176.7">
            <text:p>2176.7</text:p>
          </table:table-cell>
        </table:table-row>
        <table:table-row table:style-name="ro1">
          <table:table-cell/>
          <table:table-cell office:value-type="string">
            <text:p>AR</text:p>
          </table:table-cell>
          <table:table-cell office:value-type="float" office:value="91.0224">
            <text:p>91.0224</text:p>
          </table:table-cell>
          <table:table-cell office:value-type="float" office:value="92.1807">
            <text:p>92.1807</text:p>
          </table:table-cell>
          <table:table-cell office:value-type="float" office:value="502827.9">
            <text:p>502827.9</text:p>
          </table:table-cell>
        </table:table-row>
        <table:table-row table:style-name="ro1">
          <table:table-cell/>
          <table:table-cell office:value-type="string">
            <text:p>KL</text:p>
          </table:table-cell>
          <table:table-cell office:value-type="float" office:value="81.0474">
            <text:p>81.0474</text:p>
          </table:table-cell>
          <table:table-cell office:value-type="float" office:value="82.4065">
            <text:p>82.4065</text:p>
          </table:table-cell>
          <table:table-cell office:value-type="float" office:value="172763.5">
            <text:p>172763.5</text:p>
          </table:table-cell>
        </table:table-row>
        <table:table-row table:style-name="ro1">
          <table:table-cell/>
          <table:table-cell office:value-type="string">
            <text:p>DAC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OSULeaf(L:427)</text:p>
          </table:table-cell>
          <table:table-cell office:value-type="string">
            <text:p>kernel</text:p>
          </table:table-cell>
          <table:table-cell office:value-type="string">
            <text:p>val_acc(%)</text:p>
          </table:table-cell>
          <table:table-cell office:value-type="string">
            <text:p>test_acc(%)</text:p>
          </table:table-cell>
          <table:table-cell office:value-type="string">
            <text:p>time(s)</text:p>
          </table:table-cell>
        </table:table-row>
        <table:table-row table:style-name="ro1">
          <table:table-cell/>
          <table:table-cell office:value-type="string">
            <text:p>RV</text:p>
          </table:table-cell>
          <table:table-cell office:value-type="float" office:value="60.241">
            <text:p>60.241</text:p>
          </table:table-cell>
          <table:table-cell office:value-type="float" office:value="50">
            <text:p>50</text:p>
          </table:table-cell>
          <table:table-cell office:value-type="float" office:value="57.2">
            <text:p>57.2</text:p>
          </table:table-cell>
        </table:table-row>
        <table:table-row table:style-name="ro1">
          <table:table-cell/>
          <table:table-cell office:value-type="string">
            <text:p>AR</text:p>
          </table:table-cell>
          <table:table-cell office:value-type="float" office:value="65.060241">
            <text:p>65.060241</text:p>
          </table:table-cell>
          <table:table-cell office:value-type="float" office:value="56.61157">
            <text:p>56.61157</text:p>
          </table:table-cell>
          <table:table-cell office:value-type="float" office:value="1375.9">
            <text:p>1375.9</text:p>
          </table:table-cell>
        </table:table-row>
        <table:table-row table:style-name="ro1">
          <table:table-cell/>
          <table:table-cell office:value-type="string">
            <text:p>KL</text:p>
          </table:table-cell>
          <table:table-cell office:value-type="float" office:value="26.306">
            <text:p>26.306</text:p>
          </table:table-cell>
          <table:table-cell office:value-type="float" office:value="18.1818">
            <text:p>18.1818</text:p>
          </table:table-cell>
          <table:table-cell office:value-type="float" office:value="646.4">
            <text:p>646.4</text:p>
          </table:table-cell>
        </table:table-row>
        <table:table-row table:style-name="ro1">
          <table:table-cell/>
          <table:table-cell office:value-type="string">
            <text:p>DACO</text:p>
          </table:table-cell>
          <table:table-cell table:number-columns-repeated="3"/>
        </table:table-row>
        <table:table-row table:style-name="ro1">
          <table:table-cell table:style-name="ce2" office:value-type="string">
            <text:p>Oliveoil(L:570)</text:p>
          </table:table-cell>
          <table:table-cell office:value-type="string">
            <text:p>kernel</text:p>
          </table:table-cell>
          <table:table-cell office:value-type="string">
            <text:p>val_acc(%)</text:p>
          </table:table-cell>
          <table:table-cell office:value-type="string">
            <text:p>test_acc(%)</text:p>
          </table:table-cell>
          <table:table-cell office:value-type="string">
            <text:p>time(s)</text:p>
          </table:table-cell>
        </table:table-row>
        <table:table-row table:style-name="ro1">
          <table:table-cell/>
          <table:table-cell office:value-type="string">
            <text:p>RV</text:p>
          </table:table-cell>
          <table:table-cell office:value-type="float" office:value="50">
            <text:p>50</text:p>
          </table:table-cell>
          <table:table-cell office:value-type="float" office:value="66.6667">
            <text:p>66.6667</text:p>
          </table:table-cell>
          <table:table-cell office:value-type="float" office:value="10.9">
            <text:p>10.9</text:p>
          </table:table-cell>
        </table:table-row>
        <table:table-row table:style-name="ro1">
          <table:table-cell/>
          <table:table-cell office:value-type="string">
            <text:p>AR</text:p>
          </table:table-cell>
          <table:table-cell office:value-type="float" office:value="71.428571">
            <text:p>71.428571</text:p>
          </table:table-cell>
          <table:table-cell office:value-type="float" office:value="63.333333">
            <text:p>63.333333</text:p>
          </table:table-cell>
          <table:table-cell office:value-type="float" office:value="79.5">
            <text:p>79.5</text:p>
          </table:table-cell>
        </table:table-row>
        <table:table-row table:style-name="ro1">
          <table:table-cell/>
          <table:table-cell office:value-type="string">
            <text:p>KL</text:p>
          </table:table-cell>
          <table:table-cell office:value-type="float" office:value="57.1429">
            <text:p>57.1429</text:p>
          </table:table-cell>
          <table:table-cell office:value-type="float" office:value="63.3333">
            <text:p>63.3333</text:p>
          </table:table-cell>
          <table:table-cell office:value-type="float" office:value="17.3">
            <text:p>17.3</text:p>
          </table:table-cell>
        </table:table-row>
        <table:table-row table:style-name="ro1">
          <table:table-cell/>
          <table:table-cell office:value-type="string">
            <text:p>DACO</text:p>
          </table:table-cell>
          <table:table-cell table:number-columns-repeated="3"/>
        </table:table-row>
        <table:table-row table:style-name="ro1">
          <table:table-cell office:value-type="string">
            <text:p>MALLAT(L:1024)</text:p>
          </table:table-cell>
          <table:table-cell office:value-type="string">
            <text:p>kernel</text:p>
          </table:table-cell>
          <table:table-cell office:value-type="string">
            <text:p>val_acc(%)</text:p>
          </table:table-cell>
          <table:table-cell office:value-type="string">
            <text:p>test_acc(%)</text:p>
          </table:table-cell>
          <table:table-cell office:value-type="string">
            <text:p>time(s)</text:p>
          </table:table-cell>
        </table:table-row>
        <table:table-row table:style-name="ro1">
          <table:table-cell/>
          <table:table-cell office:value-type="string">
            <text:p>RV</text:p>
          </table:table-cell>
          <table:table-cell office:value-type="float" office:value="61.538462">
            <text:p>61.538462</text:p>
          </table:table-cell>
          <table:table-cell office:value-type="float" office:value="65.245203">
            <text:p>65.245203</text:p>
          </table:table-cell>
          <table:table-cell office:value-type="float" office:value="646.2">
            <text:p>646.2</text:p>
          </table:table-cell>
        </table:table-row>
        <table:table-row table:style-name="ro1">
          <table:table-cell/>
          <table:table-cell office:value-type="string">
            <text:p>AR</text:p>
          </table:table-cell>
          <table:table-cell office:value-type="float" office:value="73.076923">
            <text:p>73.076923</text:p>
          </table:table-cell>
          <table:table-cell office:value-type="float" office:value="81.19403">
            <text:p>81.19403</text:p>
          </table:table-cell>
          <table:table-cell office:value-type="float" office:value="15577.8">
            <text:p>15577.8</text:p>
          </table:table-cell>
        </table:table-row>
        <table:table-row table:style-name="ro1">
          <table:table-cell/>
          <table:table-cell office:value-type="string">
            <text:p>KL</text:p>
          </table:table-cell>
          <table:table-cell office:value-type="float" office:value="19.230769">
            <text:p>19.230769</text:p>
          </table:table-cell>
          <table:table-cell office:value-type="float" office:value="12.324094">
            <text:p>12.324094</text:p>
          </table:table-cell>
          <table:table-cell office:value-type="float" office:value="3057">
            <text:p>3057</text:p>
          </table:table-cell>
        </table:table-row>
        <table:table-row table:style-name="ro1">
          <table:table-cell/>
          <table:table-cell office:value-type="string">
            <text:p>DACO</text:p>
          </table:table-cell>
          <table:table-cell table:number-columns-repeated="3"/>
        </table:table-row>
        <table:table-row table:style-name="ro1">
          <table:table-cell office:value-type="string">
            <text:p>Lighting7(L:319)</text:p>
          </table:table-cell>
          <table:table-cell office:value-type="string">
            <text:p>kernel</text:p>
          </table:table-cell>
          <table:table-cell office:value-type="string">
            <text:p>val_acc(%)</text:p>
          </table:table-cell>
          <table:table-cell office:value-type="string">
            <text:p>test_acc(%)</text:p>
          </table:table-cell>
          <table:table-cell office:value-type="string">
            <text:p>time(s)</text:p>
          </table:table-cell>
        </table:table-row>
        <table:table-row table:style-name="ro1">
          <table:table-cell/>
          <table:table-cell office:value-type="string">
            <text:p>RV</text:p>
          </table:table-cell>
          <table:table-cell office:value-type="float" office:value="35.483871">
            <text:p>35.483871</text:p>
          </table:table-cell>
          <table:table-cell office:value-type="float" office:value="31.506849">
            <text:p>31.506849</text:p>
          </table:table-cell>
          <table:table-cell office:value-type="float" office:value="15.1">
            <text:p>15.1</text:p>
          </table:table-cell>
        </table:table-row>
        <table:table-row table:style-name="ro1">
          <table:table-cell/>
          <table:table-cell office:value-type="string">
            <text:p>AR</text:p>
          </table:table-cell>
          <table:table-cell office:value-type="float" office:value="41.935484">
            <text:p>41.935484</text:p>
          </table:table-cell>
          <table:table-cell office:value-type="float" office:value="38.356164">
            <text:p>38.35616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KL</text:p>
          </table:table-cell>
          <table:table-cell office:value-type="float" office:value="32.258065">
            <text:p>32.258065</text:p>
          </table:table-cell>
          <table:table-cell office:value-type="float" office:value="34.246575">
            <text:p>34.246575</text:p>
          </table:table-cell>
          <table:table-cell office:value-type="float" office:value="56.1">
            <text:p>56.1</text:p>
          </table:table-cell>
        </table:table-row>
        <table:table-row table:style-name="ro1">
          <table:table-cell/>
          <table:table-cell office:value-type="string">
            <text:p>DACO</text:p>
          </table:table-cell>
          <table:table-cell office:value-type="float" office:value="41.935484">
            <text:p>41.935484</text:p>
          </table:table-cell>
          <table:table-cell office:value-type="float" office:value="35.616438">
            <text:p>35.616438</text:p>
          </table:table-cell>
          <table:table-cell office:value-type="float" office:value="2940.6">
            <text:p>2940.6</text:p>
          </table:table-cell>
        </table:table-row>
        <table:table-row table:style-name="ro1">
          <table:table-cell office:value-type="string">
            <text:p>Lighting2(L:637)</text:p>
          </table:table-cell>
          <table:table-cell office:value-type="string">
            <text:p>kernel</text:p>
          </table:table-cell>
          <table:table-cell office:value-type="string">
            <text:p>val_acc(%)</text:p>
          </table:table-cell>
          <table:table-cell office:value-type="string">
            <text:p>test_acc(%)</text:p>
          </table:table-cell>
          <table:table-cell office:value-type="string">
            <text:p>time(s)</text:p>
          </table:table-cell>
        </table:table-row>
        <table:table-row table:style-name="ro1">
          <table:table-cell/>
          <table:table-cell office:value-type="string">
            <text:p>RV</text:p>
          </table:table-cell>
          <table:table-cell office:value-type="float" office:value="66.666667">
            <text:p>66.666667</text:p>
          </table:table-cell>
          <table:table-cell office:value-type="float" office:value="54.098361">
            <text:p>54.098361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AR</text:p>
          </table:table-cell>
          <table:table-cell office:value-type="float" office:value="70.833333">
            <text:p>70.833333</text:p>
          </table:table-cell>
          <table:table-cell office:value-type="float" office:value="77.04918">
            <text:p>77.04918</text:p>
          </table:table-cell>
          <table:table-cell office:value-type="float" office:value="150.9">
            <text:p>150.9</text:p>
          </table:table-cell>
        </table:table-row>
        <table:table-row table:style-name="ro1">
          <table:table-cell/>
          <table:table-cell office:value-type="string">
            <text:p>KL</text:p>
          </table:table-cell>
          <table:table-cell office:value-type="float" office:value="75">
            <text:p>75</text:p>
          </table:table-cell>
          <table:table-cell office:value-type="float" office:value="63.9344">
            <text:p>63.9344</text:p>
          </table:table-cell>
          <table:table-cell office:value-type="float" office:value="81.2">
            <text:p>81.2</text:p>
          </table:table-cell>
        </table:table-row>
        <table:table-row table:style-name="ro1">
          <table:table-cell/>
          <table:table-cell office:value-type="string">
            <text:p>DACO</text:p>
          </table:table-cell>
          <table:table-cell office:value-type="float" office:value="70.833333">
            <text:p>70.833333</text:p>
          </table:table-cell>
          <table:table-cell office:value-type="float" office:value="49.180328">
            <text:p>49.180328</text:p>
          </table:table-cell>
          <table:table-cell office:value-type="float" office:value="14851">
            <text:p>14851</text:p>
          </table:table-cell>
        </table:table-row>
        <table:table-row table:style-name="ro1">
          <table:table-cell table:style-name="ce1" office:value-type="string">
            <text:p>InlineSkate(L:1882)</text:p>
          </table:table-cell>
          <table:table-cell office:value-type="string">
            <text:p>kernel</text:p>
          </table:table-cell>
          <table:table-cell office:value-type="string">
            <text:p>val_acc(%)</text:p>
          </table:table-cell>
          <table:table-cell office:value-type="string">
            <text:p>test_acc(%)</text:p>
          </table:table-cell>
          <table:table-cell office:value-type="string">
            <text:p>time(s)</text:p>
          </table:table-cell>
        </table:table-row>
        <table:table-row table:style-name="ro1">
          <table:table-cell/>
          <table:table-cell office:value-type="string">
            <text:p>RV</text:p>
          </table:table-cell>
          <table:table-cell office:value-type="float" office:value="47.727273">
            <text:p>47.727273</text:p>
          </table:table-cell>
          <table:table-cell office:value-type="float" office:value="52.909091">
            <text:p>52.909091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/>
          <table:table-cell office:value-type="string">
            <text:p>AR</text:p>
          </table:table-cell>
          <table:table-cell office:value-type="float" office:value="31.818182">
            <text:p>31.818182</text:p>
          </table:table-cell>
          <table:table-cell office:value-type="float" office:value="34">
            <text:p>34</text:p>
          </table:table-cell>
          <table:table-cell office:value-type="float" office:value="11611.4">
            <text:p>11611.4</text:p>
          </table:table-cell>
        </table:table-row>
        <table:table-row table:style-name="ro1">
          <table:table-cell/>
          <table:table-cell office:value-type="string">
            <text:p>KL</text:p>
          </table:table-cell>
          <table:table-cell office:value-type="float" office:value="20.454545">
            <text:p>20.454545</text:p>
          </table:table-cell>
          <table:table-cell office:value-type="float" office:value="19.454545">
            <text:p>19.454545</text:p>
          </table:table-cell>
          <table:table-cell office:value-type="float" office:value="2218.1">
            <text:p>2218.1</text:p>
          </table:table-cell>
        </table:table-row>
        <table:table-row table:style-name="ro1">
          <table:table-cell/>
          <table:table-cell office:value-type="string">
            <text:p>DACO</text:p>
          </table:table-cell>
          <table:table-cell table:number-columns-repeated="3"/>
        </table:table-row>
        <table:table-row table:style-name="ro1">
          <table:table-cell office:value-type="string">
            <text:p>Beef</text:p>
          </table:table-cell>
          <table:table-cell office:value-type="string">
            <text:p>kernel</text:p>
          </table:table-cell>
          <table:table-cell office:value-type="string">
            <text:p>val_acc(%)</text:p>
          </table:table-cell>
          <table:table-cell office:value-type="string">
            <text:p>test_acc(%)</text:p>
          </table:table-cell>
          <table:table-cell office:value-type="string">
            <text:p>time(s)</text:p>
          </table:table-cell>
        </table:table-row>
        <table:table-row table:style-name="ro1">
          <table:table-cell/>
          <table:table-cell office:value-type="string">
            <text:p>RV</text:p>
          </table:table-cell>
          <table:table-cell table:number-columns-repeated="2" office:value-type="float" office:value="40">
            <text:p>40</text:p>
          </table:table-cell>
          <table:table-cell office:value-type="float" office:value="9.2">
            <text:p>9.2</text:p>
          </table:table-cell>
        </table:table-row>
        <table:table-row table:style-name="ro1">
          <table:table-cell/>
          <table:table-cell office:value-type="string">
            <text:p>AR</text:p>
          </table:table-cell>
          <table:table-cell office:value-type="float" office:value="40">
            <text:p>40</text:p>
          </table:table-cell>
          <table:table-cell office:value-type="float" office:value="43.3333">
            <text:p>43.3333</text:p>
          </table:table-cell>
          <table:table-cell office:value-type="float" office:value="15.9">
            <text:p>15.9</text:p>
          </table:table-cell>
        </table:table-row>
        <table:table-row table:style-name="ro1">
          <table:table-cell/>
          <table:table-cell office:value-type="string">
            <text:p>KL</text:p>
          </table:table-cell>
          <table:table-cell office:value-type="float" office:value="53.333333">
            <text:p>53.333333</text:p>
          </table:table-cell>
          <table:table-cell office:value-type="float" office:value="46.666667">
            <text:p>46.666667</text:p>
          </table:table-cell>
          <table:table-cell office:value-type="float" office:value="16.1">
            <text:p>16.1</text:p>
          </table:table-cell>
        </table:table-row>
        <table:table-row table:style-name="ro1">
          <table:table-cell/>
          <table:table-cell office:value-type="string">
            <text:p>DACO</text:p>
          </table:table-cell>
          <table:table-cell office:value-type="float" office:value="53.333333">
            <text:p>53.333333</text:p>
          </table:table-cell>
          <table:table-cell office:value-type="float" office:value="40">
            <text:p>40</text:p>
          </table:table-cell>
          <table:table-cell office:value-type="float" office:value="1666.2">
            <text:p>1666.2</text:p>
          </table:table-cell>
        </table:table-row>
        <table:table-row table:style-name="ro1">
          <table:table-cell office:value-type="string">
            <text:p>Car</text:p>
          </table:table-cell>
          <table:table-cell office:value-type="string">
            <text:p>kernel</text:p>
          </table:table-cell>
          <table:table-cell office:value-type="string">
            <text:p>val_acc(%)</text:p>
          </table:table-cell>
          <table:table-cell office:value-type="string">
            <text:p>test_acc(%)</text:p>
          </table:table-cell>
          <table:table-cell office:value-type="string">
            <text:p>time(s)</text:p>
          </table:table-cell>
        </table:table-row>
        <table:table-row table:style-name="ro1">
          <table:table-cell/>
          <table:table-cell office:value-type="string">
            <text:p>RV</text:p>
          </table:table-cell>
          <table:table-cell office:value-type="float" office:value="69.230769">
            <text:p>69.230769</text:p>
          </table:table-cell>
          <table:table-cell office:value-type="float" office:value="58.333333">
            <text:p>58.333333</text:p>
          </table:table-cell>
          <table:table-cell office:value-type="float" office:value="22.8">
            <text:p>22.8</text:p>
          </table:table-cell>
        </table:table-row>
        <table:table-row table:style-name="ro1">
          <table:table-cell/>
          <table:table-cell office:value-type="string">
            <text:p>AR</text:p>
          </table:table-cell>
          <table:table-cell office:value-type="float" office:value="34.615385">
            <text:p>34.615385</text:p>
          </table:table-cell>
          <table:table-cell office:value-type="float" office:value="45">
            <text:p>45</text:p>
          </table:table-cell>
          <table:table-cell office:value-type="float" office:value="160.1">
            <text:p>160.1</text:p>
          </table:table-cell>
        </table:table-row>
        <table:table-row table:style-name="ro1">
          <table:table-cell/>
          <table:table-cell office:value-type="string">
            <text:p>KL</text:p>
          </table:table-cell>
          <table:table-cell office:value-type="float" office:value="26.923077">
            <text:p>26.923077</text:p>
          </table:table-cell>
          <table:table-cell office:value-type="float" office:value="21.666667">
            <text:p>21.666667</text:p>
          </table:table-cell>
          <table:table-cell office:value-type="float" office:value="70.9">
            <text:p>70.9</text:p>
          </table:table-cell>
        </table:table-row>
        <table:table-row table:style-name="ro1">
          <table:table-cell/>
          <table:table-cell office:value-type="string">
            <text:p>DACO</text:p>
          </table:table-cell>
          <table:table-cell office:value-type="float" office:value="26.923077">
            <text:p>26.923077</text:p>
          </table:table-cell>
          <table:table-cell office:value-type="float" office:value="21.666667">
            <text:p>21.666667</text:p>
          </table:table-cell>
          <table:table-cell office:value-type="float" office:value="11190.9">
            <text:p>11190.9</text:p>
          </table:table-cell>
        </table:table-row>
        <table:table-row table:style-name="ro1">
          <table:table-cell office:value-type="string">
            <text:p>Haptic</text:p>
          </table:table-cell>
          <table:table-cell office:value-type="string">
            <text:p>kernel</text:p>
          </table:table-cell>
          <table:table-cell office:value-type="string">
            <text:p>val_acc(%)</text:p>
          </table:table-cell>
          <table:table-cell office:value-type="string">
            <text:p>test_acc(%)</text:p>
          </table:table-cell>
          <table:table-cell office:value-type="string">
            <text:p>time(s)</text:p>
          </table:table-cell>
        </table:table-row>
        <table:table-row table:style-name="ro1">
          <table:table-cell/>
          <table:table-cell office:value-type="string">
            <text:p>RV</text:p>
          </table:table-cell>
          <table:table-cell office:value-type="float" office:value="36.923077">
            <text:p>36.923077</text:p>
          </table:table-cell>
          <table:table-cell office:value-type="float" office:value="32.142857">
            <text:p>32.142857</text:p>
          </table:table-cell>
          <table:table-cell office:value-type="float" office:value="147.2">
            <text:p>147.2</text:p>
          </table:table-cell>
        </table:table-row>
        <table:table-row table:style-name="ro1">
          <table:table-cell/>
          <table:table-cell office:value-type="string">
            <text:p>AR</text:p>
          </table:table-cell>
          <table:table-cell office:value-type="float" office:value="35.384615">
            <text:p>35.384615</text:p>
          </table:table-cell>
          <table:table-cell office:value-type="float" office:value="37.662338">
            <text:p>37.662338</text:p>
          </table:table-cell>
          <table:table-cell office:value-type="float" office:value="4317.1">
            <text:p>4317.1</text:p>
          </table:table-cell>
        </table:table-row>
        <table:table-row table:style-name="ro1">
          <table:table-cell/>
          <table:table-cell office:value-type="string">
            <text:p>KL</text:p>
          </table:table-cell>
          <table:table-cell office:value-type="float" office:value="26.153846">
            <text:p>26.153846</text:p>
          </table:table-cell>
          <table:table-cell office:value-type="float" office:value="27.272727">
            <text:p>27.272727</text:p>
          </table:table-cell>
          <table:table-cell office:value-type="float" office:value="1329.2">
            <text:p>1329.2</text:p>
          </table:table-cell>
        </table:table-row>
        <table:table-row table:style-name="ro1">
          <table:table-cell/>
          <table:table-cell office:value-type="string">
            <text:p>DACO</text:p>
          </table:table-cell>
          <table:table-cell office:value-type="float" office:value="23.076923">
            <text:p>23.076923</text:p>
          </table:table-cell>
          <table:table-cell office:value-type="float" office:value="25">
            <text:p>25</text:p>
          </table:table-cell>
          <table:table-cell office:value-type="float" office:value="738325.6">
            <text:p>738325.6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kernel</text:p>
          </table:table-cell>
          <table:table-cell office:value-type="string">
            <text:p>val_acc(%)</text:p>
          </table:table-cell>
          <table:table-cell office:value-type="string">
            <text:p>test_acc(%)</text:p>
          </table:table-cell>
          <table:table-cell office:value-type="string">
            <text:p>time(s)</text:p>
          </table:table-cell>
        </table:table-row>
        <table:table-row table:style-name="ro1">
          <table:table-cell/>
          <table:table-cell office:value-type="string">
            <text:p>RV</text:p>
          </table:table-cell>
          <table:table-cell office:value-type="float" office:value="61.643836">
            <text:p>61.643836</text:p>
          </table:table-cell>
          <table:table-cell office:value-type="float" office:value="72.571429">
            <text:p>72.571429</text:p>
          </table:table-cell>
          <table:table-cell office:value-type="float" office:value="52.1">
            <text:p>52.1</text:p>
          </table:table-cell>
        </table:table-row>
        <table:table-row table:style-name="ro1">
          <table:table-cell/>
          <table:table-cell office:value-type="string">
            <text:p>AR</text:p>
          </table:table-cell>
          <table:table-cell office:value-type="float" office:value="58.90411">
            <text:p>58.90411</text:p>
          </table:table-cell>
          <table:table-cell office:value-type="float" office:value="48.571429">
            <text:p>48.571429</text:p>
          </table:table-cell>
          <table:table-cell office:value-type="float" office:value="495.7">
            <text:p>495.7</text:p>
          </table:table-cell>
        </table:table-row>
        <table:table-row table:style-name="ro1">
          <table:table-cell/>
          <table:table-cell office:value-type="string">
            <text:p>KL</text:p>
          </table:table-cell>
          <table:table-cell office:value-type="float" office:value="26.027397">
            <text:p>26.027397</text:p>
          </table:table-cell>
          <table:table-cell office:value-type="float" office:value="22.857143">
            <text:p>22.857143</text:p>
          </table:table-cell>
          <table:table-cell office:value-type="float" office:value="480.9">
            <text:p>480.9</text:p>
          </table:table-cell>
        </table:table-row>
        <table:table-row table:style-name="ro1">
          <table:table-cell/>
          <table:table-cell office:value-type="string">
            <text:p>DACO</text:p>
          </table:table-cell>
          <table:table-cell office:value-type="float" office:value="16.438356">
            <text:p>16.438356</text:p>
          </table:table-cell>
          <table:table-cell office:value-type="float" office:value="11.428571">
            <text:p>11.428571</text:p>
          </table:table-cell>
          <table:table-cell office:value-type="float" office:value="50345">
            <text:p>50345</text:p>
          </table:table-cell>
        </table:table-row>
        <table:table-row table:style-name="ro1">
          <table:table-cell office:value-type="string">
            <text:p>FaceFour</text:p>
          </table:table-cell>
          <table:table-cell office:value-type="string">
            <text:p>kernel</text:p>
          </table:table-cell>
          <table:table-cell office:value-type="string">
            <text:p>val_acc(%)</text:p>
          </table:table-cell>
          <table:table-cell office:value-type="string">
            <text:p>test_acc(%)</text:p>
          </table:table-cell>
          <table:table-cell office:value-type="string">
            <text:p>time(s)</text:p>
          </table:table-cell>
        </table:table-row>
        <table:table-row table:style-name="ro1">
          <table:table-cell/>
          <table:table-cell office:value-type="string">
            <text:p>RV</text:p>
          </table:table-cell>
          <table:table-cell office:value-type="float" office:value="50">
            <text:p>50</text:p>
          </table:table-cell>
          <table:table-cell office:value-type="float" office:value="31.818182">
            <text:p>31.818182</text:p>
          </table:table-cell>
          <table:table-cell office:value-type="float" office:value="11.8">
            <text:p>11.8</text:p>
          </table:table-cell>
        </table:table-row>
        <table:table-row table:style-name="ro1">
          <table:table-cell/>
          <table:table-cell office:value-type="string">
            <text:p>AR</text:p>
          </table:table-cell>
          <table:table-cell office:value-type="float" office:value="50">
            <text:p>50</text:p>
          </table:table-cell>
          <table:table-cell office:value-type="float" office:value="44.318182">
            <text:p>44.318182</text:p>
          </table:table-cell>
          <table:table-cell office:value-type="float" office:value="16.3">
            <text:p>16.3</text:p>
          </table:table-cell>
        </table:table-row>
        <table:table-row table:style-name="ro1">
          <table:table-cell/>
          <table:table-cell office:value-type="string">
            <text:p>KL</text:p>
          </table:table-cell>
          <table:table-cell office:value-type="float" office:value="41.666667">
            <text:p>41.666667</text:p>
          </table:table-cell>
          <table:table-cell office:value-type="float" office:value="30.681818">
            <text:p>30.681818</text:p>
          </table:table-cell>
          <table:table-cell office:value-type="float" office:value="16.5">
            <text:p>16.5</text:p>
          </table:table-cell>
        </table:table-row>
        <table:table-row table:style-name="ro1">
          <table:table-cell/>
          <table:table-cell office:value-type="string">
            <text:p>DACO</text:p>
          </table:table-cell>
          <table:table-cell office:value-type="float" office:value="33.333333">
            <text:p>33.333333</text:p>
          </table:table-cell>
          <table:table-cell office:value-type="float" office:value="22.727273">
            <text:p>22.727273</text:p>
          </table:table-cell>
          <table:table-cell office:value-type="float" office:value="1114.4">
            <text:p>1114.4</text:p>
          </table:table-cell>
        </table:table-row>
        <table:table-row table:style-name="ro1">
          <table:table-cell office:value-type="string">
            <text:p>Coffee</text:p>
          </table:table-cell>
          <table:table-cell office:value-type="string">
            <text:p>kernel</text:p>
          </table:table-cell>
          <table:table-cell office:value-type="string">
            <text:p>val_acc(%)</text:p>
          </table:table-cell>
          <table:table-cell office:value-type="string">
            <text:p>test_acc(%)</text:p>
          </table:table-cell>
          <table:table-cell office:value-type="string">
            <text:p>time(s)</text:p>
          </table:table-cell>
        </table:table-row>
        <table:table-row table:style-name="ro1">
          <table:table-cell/>
          <table:table-cell office:value-type="string">
            <text:p>RV</text:p>
          </table:table-cell>
          <table:table-cell office:value-type="float" office:value="100">
            <text:p>100</text:p>
          </table:table-cell>
          <table:table-cell office:value-type="float" office:value="85.714286">
            <text:p>85.714286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R</text:p>
          </table:table-cell>
          <table:table-cell office:value-type="float" office:value="91.666667">
            <text:p>91.666667</text:p>
          </table:table-cell>
          <table:table-cell office:value-type="float" office:value="92.857143">
            <text:p>92.857143</text:p>
          </table:table-cell>
          <table:table-cell office:value-type="float" office:value="5.9">
            <text:p>5.9</text:p>
          </table:table-cell>
        </table:table-row>
        <table:table-row table:style-name="ro1">
          <table:table-cell/>
          <table:table-cell office:value-type="string">
            <text:p>KL</text:p>
          </table:table-cell>
          <table:table-cell office:value-type="float" office:value="75">
            <text:p>75</text:p>
          </table:table-cell>
          <table:table-cell office:value-type="float" office:value="60.714286">
            <text:p>60.714286</text:p>
          </table:table-cell>
          <table:table-cell office:value-type="float" office:value="10.2">
            <text:p>10.2</text:p>
          </table:table-cell>
        </table:table-row>
        <table:table-row table:style-name="ro1">
          <table:table-cell/>
          <table:table-cell office:value-type="string">
            <text:p>DACO</text:p>
          </table:table-cell>
          <table:table-cell office:value-type="float" office:value="75">
            <text:p>75</text:p>
          </table:table-cell>
          <table:table-cell office:value-type="float" office:value="67.857143">
            <text:p>67.857143</text:p>
          </table:table-cell>
          <table:table-cell office:value-type="float" office:value="357.7">
            <text:p>357.7</text:p>
          </table:table-cell>
        </table:table-row>
        <table:table-row table:style-name="ro1">
          <table:table-cell office:value-type="string">
            <text:p>CinC_ECG_torso</text:p>
          </table:table-cell>
          <table:table-cell office:value-type="string">
            <text:p>kernel</text:p>
          </table:table-cell>
          <table:table-cell office:value-type="string">
            <text:p>val_acc(%)</text:p>
          </table:table-cell>
          <table:table-cell office:value-type="string">
            <text:p>test_acc(%)</text:p>
          </table:table-cell>
          <table:table-cell office:value-type="string">
            <text:p>time(s)</text:p>
          </table:table-cell>
        </table:table-row>
        <table:table-row table:style-name="ro1">
          <table:table-cell/>
          <table:table-cell office:value-type="string">
            <text:p>RV</text:p>
          </table:table-cell>
          <table:table-cell office:value-type="float" office:value="76.470588">
            <text:p>76.470588</text:p>
          </table:table-cell>
          <table:table-cell office:value-type="float" office:value="62.681159">
            <text:p>62.681159</text:p>
          </table:table-cell>
          <table:table-cell office:value-type="float" office:value="511.4">
            <text:p>511.4</text:p>
          </table:table-cell>
        </table:table-row>
        <table:table-row table:style-name="ro1">
          <table:table-cell/>
          <table:table-cell office:value-type="string">
            <text:p>AR</text:p>
          </table:table-cell>
          <table:table-cell office:value-type="float" office:value="82.352941">
            <text:p>82.352941</text:p>
          </table:table-cell>
          <table:table-cell office:value-type="float" office:value="61.086957">
            <text:p>61.086957</text:p>
          </table:table-cell>
          <table:table-cell office:value-type="float" office:value="8150.2">
            <text:p>8150.2</text:p>
          </table:table-cell>
        </table:table-row>
        <table:table-row table:style-name="ro1">
          <table:table-cell/>
          <table:table-cell office:value-type="string">
            <text:p>KL</text:p>
          </table:table-cell>
          <table:table-cell office:value-type="float" office:value="35.294118">
            <text:p>35.294118</text:p>
          </table:table-cell>
          <table:table-cell office:value-type="float" office:value="24.855072">
            <text:p>24.855072</text:p>
          </table:table-cell>
          <table:table-cell office:value-type="float" office:value="1629.9">
            <text:p>1629.9</text:p>
          </table:table-cell>
        </table:table-row>
        <table:table-row table:style-name="ro1">
          <table:table-cell/>
          <table:table-cell office:value-type="string">
            <text:p>DACO</text:p>
          </table:table-cell>
          <table:table-cell office:value-type="float" office:value="64.705882">
            <text:p>64.705882</text:p>
          </table:table-cell>
          <table:table-cell office:value-type="float" office:value="55.217391">
            <text:p>55.217391</text:p>
          </table:table-cell>
          <table:table-cell office:value-type="float" office:value="1892342.5">
            <text:p>1892342.5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<text:s/>Time series datasets</text:p>
          </table:table-cell>
          <table:table-cell office:value-type="string">
            <text:p>length</text:p>
          </table:table-cell>
          <table:table-cell office:value-type="string">
            <text:p>dimension</text:p>
          </table:table-cell>
          <table:table-cell office:value-type="string">
            <text:p>classes</text:p>
          </table:table-cell>
          <table:table-cell office:value-type="string">
            <text:p>train</text:p>
          </table:table-cell>
          <table:table-cell office:value-type="string">
            <text:p>test</text:p>
          </table:table-cell>
          <table:table-cell/>
        </table:table-row>
        <table:table-row table:style-name="ro1">
          <table:table-cell office:value-type="string">
            <text:p>Lighting2</text:p>
          </table:table-cell>
          <table:table-cell office:value-type="float" office:value="637">
            <text:p>63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ItalyPowerDemand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InlineSkate</text:p>
          </table:table-cell>
          <table:table-cell office:value-type="float" office:value="1882">
            <text:p>188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Haptic</text:p>
          </table:table-cell>
          <table:table-cell office:value-type="float" office:value="1092">
            <text:p>109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string">
            <text:p>Gunpoint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string">
            <text:p>Fish</text:p>
          </table:table-cell>
          <table:table-cell office:value-type="float" office:value="463">
            <text:p>46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75">
            <text:p>175</text:p>
          </table:table-cell>
          <table:table-cell/>
        </table:table-row>
        <table:table-row table:style-name="ro1">
          <table:table-cell office:value-type="string">
            <text:p>FacesUCR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0">
            <text:p>200</text:p>
          </table:table-cell>
          <table:table-cell office:value-type="float" office:value="2050">
            <text:p>2050</text:p>
          </table:table-cell>
          <table:table-cell/>
        </table:table-row>
        <table:table-row table:style-name="ro1">
          <table:table-cell office:value-type="string">
            <text:p>FaceFour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string">
            <text:p>FaceAll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60">
            <text:p>560</text:p>
          </table:table-cell>
          <table:table-cell office:value-type="float" office:value="1690">
            <text:p>1690</text:p>
          </table:table-cell>
          <table:table-cell/>
        </table:table-row>
        <table:table-row table:style-name="ro1">
          <table:table-cell office:value-type="string">
            <text:p>ECGFiveDays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861">
            <text:p>861</text:p>
          </table:table-cell>
          <table:table-cell/>
        </table:table-row>
        <table:table-row table:style-name="ro1">
          <table:table-cell office:value-type="string">
            <text:p>ECG200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DiatomSizeReduction</text:p>
          </table:table-cell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06">
            <text:p>306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Coffee</text:p>
          </table:table-cell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CinC_ECG_torso</text:p>
          </table:table-cell>
          <table:table-cell office:value-type="float" office:value="1639">
            <text:p>16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  <table:table-cell/>
        </table:table-row>
        <table:table-row table:style-name="ro1">
          <table:table-cell office:value-type="string">
            <text:p>ChlorineConcentration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7">
            <text:p>467</text:p>
          </table:table-cell>
          <table:table-cell office:value-type="float" office:value="3840">
            <text:p>3840</text:p>
          </table:table-cell>
          <table:table-cell/>
        </table:table-row>
        <table:table-row table:style-name="ro1">
          <table:table-cell office:value-type="string">
            <text:p>CBF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00">
            <text:p>900</text:p>
          </table:table-cell>
          <table:table-cell/>
        </table:table-row>
        <table:table-row table:style-name="ro1">
          <table:table-cell office:value-type="string">
            <text:p>Car</text:p>
          </table:table-cell>
          <table:table-cell office:value-type="float" office:value="576">
            <text:p>57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Adiac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90">
            <text:p>390</text:p>
          </table:table-cell>
          <table:table-cell office:value-type="float" office:value="391">
            <text:p>391</text:p>
          </table:table-cell>
          <table:table-cell/>
        </table:table-row>
        <table:table-row table:style-name="ro1">
          <table:table-cell office:value-type="string">
            <text:p>50words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55">
            <text:p>455</text:p>
          </table:table-cell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9">09/01/2013</text:date>, <text:time>11:2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ngzhen Tang</meta:initial-creator>
    <meta:creation-date>2012-12-03T11:39:46</meta:creation-date>
    <meta:generator>LibreOffice/3.4$Unix LibreOffice_project/340m1$Build-302</meta:generator>
    <dc:date>2013-01-09T11:20:11</dc:date>
    <dc:creator>Fengzhen Tang</dc:creator>
    <meta:editing-duration>P1DT12H53M54S</meta:editing-duration>
    <meta:editing-cycles>82</meta:editing-cycles>
    <meta:printed-by>Fengzhen Tang</meta:printed-by>
    <meta:print-date>2012-12-12T16:04:27</meta:print-date>
    <meta:document-statistic meta:table-count="3" meta:cell-count="458" meta:object-count="0"/>
  </office:meta>
</office:document-meta>
</file>